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e4558" officeooo:paragraph-rsid="000e4558"/>
    </style:style>
    <style:style style:name="P2" style:family="paragraph" style:parent-style-name="Standard" style:list-style-name="L1">
      <style:text-properties officeooo:rsid="000e4558" officeooo:paragraph-rsid="000e4558"/>
    </style:style>
    <style:style style:name="P3" style:family="paragraph" style:parent-style-name="Standard" style:list-style-name="L2">
      <style:text-properties officeooo:rsid="000e4558" officeooo:paragraph-rsid="000e4558"/>
    </style:style>
    <style:style style:name="P4" style:family="paragraph" style:parent-style-name="Standard" style:list-style-name="L2">
      <style:text-properties officeooo:rsid="000e4558" officeooo:paragraph-rsid="002188ef"/>
    </style:style>
    <style:style style:name="P5" style:family="paragraph" style:parent-style-name="Standard" style:list-style-name="L2">
      <style:text-properties officeooo:rsid="0011d03b" officeooo:paragraph-rsid="0011d03b"/>
    </style:style>
    <style:style style:name="P6" style:family="paragraph" style:parent-style-name="Standard" style:list-style-name="L2">
      <style:text-properties officeooo:rsid="0013b4e2" officeooo:paragraph-rsid="0013b4e2"/>
    </style:style>
    <style:style style:name="P7" style:family="paragraph" style:parent-style-name="Standard" style:list-style-name="L2">
      <style:text-properties officeooo:rsid="00104bc3" officeooo:paragraph-rsid="00104bc3"/>
    </style:style>
    <style:style style:name="P8" style:family="paragraph" style:parent-style-name="Standard" style:list-style-name="L2">
      <style:text-properties officeooo:rsid="0013db78" officeooo:paragraph-rsid="0013db78"/>
    </style:style>
    <style:style style:name="P9" style:family="paragraph" style:parent-style-name="Standard" style:list-style-name="L2">
      <style:text-properties officeooo:rsid="0013db78" officeooo:paragraph-rsid="001d795a"/>
    </style:style>
    <style:style style:name="P10" style:family="paragraph" style:parent-style-name="Standard" style:list-style-name="L2">
      <style:text-properties officeooo:rsid="001b3659" officeooo:paragraph-rsid="001d795a"/>
    </style:style>
    <style:style style:name="P11" style:family="paragraph" style:parent-style-name="Standard" style:list-style-name="L2">
      <style:text-properties officeooo:rsid="001d795a" officeooo:paragraph-rsid="001d795a"/>
    </style:style>
    <style:style style:name="P12" style:family="paragraph" style:parent-style-name="Standard" style:list-style-name="L2">
      <style:text-properties officeooo:rsid="001766f5" officeooo:paragraph-rsid="001766f5"/>
    </style:style>
    <style:style style:name="P13" style:family="paragraph" style:parent-style-name="Standard" style:list-style-name="L2">
      <style:text-properties officeooo:rsid="002188ef" officeooo:paragraph-rsid="002188ef"/>
    </style:style>
    <style:style style:name="T1" style:family="text">
      <style:text-properties officeooo:rsid="00104bc3"/>
    </style:style>
    <style:style style:name="T2" style:family="text">
      <style:text-properties officeooo:rsid="0013b4e2"/>
    </style:style>
    <style:style style:name="T3" style:family="text">
      <style:text-properties officeooo:rsid="001b15fe"/>
    </style:style>
    <style:style style:name="T4" style:family="text">
      <style:text-properties officeooo:rsid="001f2f13"/>
    </style:style>
    <style:style style:name="T5" style:family="text">
      <style:text-properties officeooo:rsid="002188ef"/>
    </style:style>
    <style:style style:name="T6" style:family="text">
      <style:text-properties officeooo:rsid="0013db78"/>
    </style:style>
    <style:style style:name="T7" style:family="text">
      <style:text-properties officeooo:rsid="00226f88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ject Summary Notes and Tasks</text:p>
      <text:p text:style-name="P1"/>
      <text:p text:style-name="P1">Tasks</text:p>
      <text:list xml:id="list3471883000852550494" text:style-name="L1">
        <text:list-item>
          <text:p text:style-name="P2">Identify all absolute fitness pieces of code</text:p>
        </text:list-item>
        <text:list-item>
          <text:p text:style-name="P2">Change notation of variables</text:p>
        </text:list-item>
        <text:list-item>
          <text:p text:style-name="P2">Remove absolute fitness</text:p>
        </text:list-item>
        <text:list-item>
          <text:p text:style-name="P2">Select new ODE equations for two dimension relative fitness model</text:p>
        </text:list-item>
        <text:list-item>
          <text:p text:style-name="P2">Insert new equations and form functions</text:p>
        </text:list-item>
        <text:list-item>
          <text:p text:style-name="P2">Modify data output functions to capture data for speed of evolution</text:p>
        </text:list-item>
        <text:list-item>
          <text:p text:style-name="P2">Insert new parameters choices</text:p>
        </text:list-item>
        <text:list-item>
          <text:p text:style-name="P2">Run test simulation and output data for print in python</text:p>
        </text:list-item>
        <text:list-item>
          <text:p text:style-name="P2">Run code clean up</text:p>
        </text:list-item>
        <text:list-item>
          <text:p text:style-name="P2">Run simulations for ranges of parameters relevant to theoretical estimates for speed of evolution</text:p>
        </text:list-item>
        <text:list-item>
          <text:p text:style-name="P2">Generate plots comparing theoretical estimates with simulation data</text:p>
        </text:list-item>
      </text:list>
      <text:p text:style-name="P1"/>
      <text:p text:style-name="P1">Identification of code to modify</text:p>
      <text:list xml:id="list1591136523064156177" text:style-name="L2">
        <text:list-item>
          <text:p text:style-name="P3">List of functions</text:p>
          <text:list>
            <text:list-item>
              <text:p text:style-name="P3">getUniqueGenotype</text:p>
            </text:list-item>
            <text:list-item>
              <text:p text:style-name="P3">testGenoType</text:p>
            </text:list-item>
            <text:list-item>
              <text:p text:style-name="P3">get<text:span text:style-name="T7">MinTraitValue</text:span> <text:span text:style-name="T7">(COMPLETED)</text:span></text:p>
            </text:list-item>
            <text:list-item>
              <text:p text:style-name="P3">get<text:span text:style-name="T7">MaxTraitValue</text:span> <text:span text:style-name="T7">(COMPLETED)</text:span></text:p>
            </text:list-item>
            <text:list-item>
              <text:p text:style-name="P3">getNumGenotypes</text:p>
              <text:list>
                <text:list-item>
                  <text:p text:style-name="P5">This function does not need modification.</text:p>
                </text:list-item>
                <text:list-item>
                  <text:p text:style-name="P6">COMPLETED</text:p>
                </text:list-item>
              </text:list>
            </text:list-item>
            <text:list-item>
              <text:p text:style-name="P3">updateGenotypesForEnvShift</text:p>
            </text:list-item>
            <text:list-item>
              <text:p text:style-name="P3">getSubLoad</text:p>
            </text:list-item>
            <text:list-item>
              <text:p text:style-name="P3">collectMyData</text:p>
            </text:list-item>
            <text:list-item>
              <text:p text:style-name="P3">getInitGenotypeData</text:p>
            </text:list-item>
            <text:list-item>
              <text:p text:style-name="P3">SolveDiffEqs <text:span text:style-name="T5">(COMPLETED)</text:span></text:p>
              <text:list>
                <text:list-item>
                  <text:p text:style-name="P7">This is the first bit of code to be changed. <text:s/><text:span text:style-name="T2">I will keep using total numbers to minimize the changes to the other parts of the code, but that will not change the theoretical results</text:span>.</text:p>
                </text:list-item>
                <text:list-item>
                  <text:p text:style-name="P8">Also decided to change “timeuntilnextenvchange” to “nexttimestep”. <text:s/>I still need to take time steps to calculate growth of the fitness classes and compute their probability of fixation.</text:p>
                </text:list-item>
              </text:list>
            </text:list-item>
            <text:list-item>
              <text:p text:style-name="P4">PruneUnfitClasses <text:span text:style-name="T5">(NO CHANGES REQUIRED - prune those mothas!!)</text:span></text:p>
            </text:list-item>
            <text:list-item>
              <text:p text:style-name="P3">getNextMutants <text:span text:style-name="T5">(COMPLETED)</text:span></text:p>
              <text:list>
                <text:list-item>
                  <text:p text:style-name="P9">One minor change made, which was to eliminate the argument for “c”. <text:s/></text:p>
                </text:list-item>
                <text:list-item>
                  <text:p text:style-name="P10">The ordering of the absolute fitness dimension needs to change from decreasing (better fitness) to increasing (better fitness). <text:s/></text:p>
                </text:list-item>
                <text:list-item>
                  <text:p text:style-name="P10">In addition, changing the name designations from rel and abs to simple trait1 and trait2.</text:p>
                </text:list-item>
                <text:list-item>
                  <text:p text:style-name="P11">Also need function to group the growth contributors for each new mutant fitness class <text:span text:style-name="T4">(see consilidateNewMutantList[])</text:span></text:p>
                </text:list-item>
              </text:list>
            </text:list-item>
            <text:list-item>
              <text:p text:style-name="P3">NextMutation</text:p>
              <text:list>
                <text:list-item>
                  <text:p text:style-name="P12">This requires a significant change in tracking the growth of the fitness classes contributing to the new mutant fitness classes, <text:span text:style-name="T4">whose output has now changed from modifications made to the getNext</text:span></text:p>
                </text:list-item>
                <text:list-item>
                  <text:p text:style-name="P13"><text:soft-page-break/>I need to figure out why the heck I need a parentindxfitclass and mutation type in the main module body.</text:p>
                </text:list-item>
                <text:list-item>
                  <text:p text:style-name="P13">Also, I won’t be able to test this module until the CalcPfix has been fixed too</text:p>
                </text:list-item>
              </text:list>
            </text:list-item>
            <text:list-item>
              <text:p text:style-name="P3">CalcPfix <text:span text:style-name="T5">(NOT COMPLETED)</text:span></text:p>
            </text:list-item>
            <text:list-item>
              <text:p text:style-name="P3">CalcEstablishmentTime</text:p>
            </text:list-item>
            <text:list-item>
              <text:p text:style-name="P3">RunSimulationCheckEachMutation2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4T17:36:33.804157528</meta:creation-date>
    <dc:date>2016-11-17T17:07:16.213158276</dc:date>
    <meta:editing-duration>PT2H34M46S</meta:editing-duration>
    <meta:editing-cycles>7</meta:editing-cycles>
    <meta:generator>LibreOffice/5.1.4.2$Linux_X86_64 LibreOffice_project/10m0$Build-2</meta:generator>
    <meta:document-statistic meta:table-count="0" meta:image-count="0" meta:object-count="0" meta:page-count="2" meta:paragraph-count="42" meta:word-count="360" meta:character-count="2238" meta:non-whitespace-character-count="1953"/>
  </office:meta>
</office:document-meta>
</file>